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9pt" fo:language="pl" fo:country="PL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fo:font-size="9pt" fo:language="pl" fo:country="PL" style:font-size-asian="9pt" style:font-size-complex="9pt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fo:font-size="9pt" fo:font-weight="bold" style:font-size-asian="9pt" style:font-weight-asian="bold" style:font-size-complex="9pt"/>
    </style:style>
    <style:style style:name="P5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text-properties fo:font-size="9pt" fo:language="de" fo:country="CH" style:font-size-asian="9pt" style:font-size-complex="9pt"/>
    </style:style>
    <style:style style:name="P7" style:family="paragraph" style:parent-style-name="Text_20_body">
      <style:text-properties fo:font-size="9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8" style:family="paragraph" style:parent-style-name="Text_20_body">
      <style:text-properties fo:font-size="9pt" fo:language="fr" fo:country="FR" style:font-size-asian="9pt" style:font-size-complex="9pt"/>
    </style:style>
    <style:style style:name="P9" style:family="paragraph" style:parent-style-name="Text_20_body">
      <style:text-properties fo:font-size="9pt" fo:language="fr" fo:country="FR" fo:font-weight="bold" style:font-size-asian="9pt" style:font-weight-asian="bold" style:font-size-complex="9pt"/>
    </style:style>
    <style:style style:name="P10" style:family="paragraph" style:parent-style-name="Text_20_body">
      <style:text-properties fo:font-size="9pt" fo:language="en" fo:country="GB" style:font-size-asian="9pt" style:font-size-complex="9pt"/>
    </style:style>
    <style:style style:name="P11" style:family="paragraph" style:parent-style-name="Text_20_body">
      <style:text-properties fo:font-size="9pt" fo:language="en" fo:country="GB" fo:font-weight="bold" style:font-size-asian="9pt" style:font-weight-asian="bold" style:font-size-complex="9pt"/>
    </style:style>
    <style:style style:name="P12" style:family="paragraph" style:parent-style-name="Preformatted_20_Text">
      <style:text-properties fo:color="#242729" style:font-name="Liberation Serif" fo:font-size="9pt" style:font-size-asian="9pt" style:font-size-complex="9pt"/>
    </style:style>
    <style:style style:name="P13" style:family="paragraph" style:parent-style-name="Text_20_body" style:master-page-name="MP0">
      <style:paragraph-properties style:page-number="auto" fo:break-before="page"/>
      <style:text-properties fo:font-size="9pt" fo:language="pl" fo:country="PL" fo:font-weight="bold" style:font-size-asian="9pt" style:font-weight-asian="bold" style:font-size-complex="9pt" style:font-weight-complex="bold"/>
    </style:style>
    <style:style style:name="P14" style:family="paragraph" style:parent-style-name="Text_20_body">
      <style:text-properties fo:font-size="9pt" fo:language="de" fo:country="CH" style:font-size-asian="9pt" style:font-size-complex="9pt"/>
    </style:style>
    <style:style style:name="T1" style:family="text">
      <style:text-properties fo:font-size="9pt" fo:language="pl" fo:country="PL" style:font-size-asian="9pt" style:font-size-complex="9pt"/>
    </style:style>
    <style:style style:name="T2" style:family="text">
      <style:text-properties fo:font-size="9pt" fo:language="pl" fo:country="PL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091d8d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0091d8d" style:font-size-asian="9pt" style:font-weight-asian="bold" style:font-size-complex="9pt" style:font-weight-complex="bold"/>
    </style:style>
    <style:style style:name="T7" style:family="text">
      <style:text-properties fo:color="#111111" fo:font-size="9pt" fo:language="pl" fo:country="PL" fo:font-weight="bold" style:font-size-asian="9pt" style:font-weight-asian="bold" style:font-size-complex="9pt" style:font-weight-complex="bold"/>
    </style:style>
    <style:style style:name="T8" style:family="text">
      <style:text-properties fo:color="#111111" fo:font-size="9pt" fo:language="pl" fo:country="PL" style:font-size-asian="9pt" style:font-size-complex="9pt"/>
    </style:style>
    <style:style style:name="T9" style:family="text">
      <style:text-properties fo:color="#111111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Update repozytoriow z ktorych apt-get bedzie korzystal:</text:p>
      <text:p text:style-name="P3">sudo apt-get update</text:p>
      <text:p text:style-name="P3">sudo apt-get upgrade</text:p>
      <text:p text:style-name="P3"/>
      <text:p text:style-name="P1">Instalacja Javy JRE I JDK:</text:p>
      <text:p text:style-name="P3">sudo apt-get install default-jre</text:p>
      <text:p text:style-name="P3">sudo apt-get install default-jdk</text:p>
      <text:p text:style-name="P3">java -version</text:p>
      <text:p text:style-name="P3">javac -version</text:p>
      <text:p text:style-name="P3"/>
      <text:p text:style-name="P5">Instalacja I konfiguracja Intellij:</text:p>
      <text:p text:style-name="P3">download IntelliJ</text:p>
      <text:p text:style-name="P3">navigate to the download folder</text:p>
      <text:p text:style-name="P3">sudo tar xf ideaIC—*.tar.gz -C /opt/</text:p>
      <text:p text:style-name="P3">after unpacking:</text:p>
      <text:p text:style-name="P3">cd /opt/ideaIU-*</text:p>
      <text:p text:style-name="P6">cd bin</text:p>
      <text:p text:style-name="P6">sh idea.sh .</text:p>
      <text:p text:style-name="P3">Launch IntelliJ and CTRL+SHIFT+ALT+S:</text:p>
      <text:p text:style-name="P3">set default SDK</text:p>
      <text:p text:style-name="P3"/>
      <text:p text:style-name="P5">Instalacja gita:</text:p>
      <text:p text:style-name="P3">sudo apt-get install git</text:p>
      <text:p text:style-name="P3">git –version</text:p>
      <text:p text:style-name="P3">sudo apt install gitk</text:p>
      <text:p text:style-name="P3">sudo apt install git-flow</text:p>
      <text:p text:style-name="P3"/>
      <text:p text:style-name="P5">Konfiguracja gita:</text:p>
      <text:p text:style-name="P3">git config --global user.name "Adam Smakulski"</text:p>
      <text:p text:style-name="P3">git config --global user.email "adam.smakulski@gmail.com"</text:p>
      <text:p text:style-name="P3">git config --global credential.helper store</text:p>
      <text:p text:style-name="P2">git config --global core.editor nano</text:p>
      <text:p text:style-name="P7">Cos ekstra z e3:</text:p>
      <text:p text:style-name="P8">git config --global color.ui "auto"</text:p>
      <text:p text:style-name="P8">git config --global merge.conflictstyle diff3</text:p>
      <text:p text:style-name="P8"/>
      <text:p text:style-name="P9">Sprawdz gdzie lezy twoj global .gitconfig</text:p>
      <text:p text:style-name="P10">git config --list --show-origin</text:p>
      <text:p text:style-name="P10"/>
      <text:p text:style-name="P11">Sprawdz co sie znajduje w global .gitconfig:</text:p>
      <text:p text:style-name="P10">git config --global --list</text:p>
      <text:p text:style-name="P10"/>
      <text:p text:style-name="P10"/>
      <text:p text:style-name="P2">Stworzyc plik .gitignore I wpisac do niego:</text:p>
      <text:p text:style-name="P2">.idea</text:p>
      <text:p text:style-name="P2">out/</text:p>
      <text:p text:style-name="Text_20_body"><text:span text:style-name="Default_20_Paragraph_20_Font"><text:span text:style-name="T1">lub zainstalowac wtyczke do IDEA. </text:span></text:span><text:span text:style-name="Default_20_Paragraph_20_Font"><text:span text:style-name="T3">Using IDE built-in plugin system:</text:span></text:span></text:p>
      <text:p text:style-name="P3">File&gt;&gt;Plugins&gt;&gt;Browse Reporitories&gt;&gt;.gitignore</text:p>
      <text:p text:style-name="P3"/>
      <text:p text:style-name="P5">Helpers:</text:p>
      <text:p text:style-name="P5">For Hibernating, Suspending and other advanced options, install from Activities:</text:p>
      <text:p text:style-name="P3">GNOME Tweaks</text:p>
      <text:p text:style-name="P5"/>
      <text:p text:style-name="P5">File Commander</text:p>
      <text:p text:style-name="P3">Krusader from Ubuntu Software</text:p>
      <text:p text:style-name="P5"/>
      <text:p text:style-name="P1">Do odtwarzania filmow z Samsunga Galaxy zainstalowac ponizsze (Unable to play this file</text:p>
      <text:p text:style-name="P3">sudo apt install gstreamer1.0-plugins-bad gstreamer1.0-libav</text:p>
      <text:p text:style-name="P3"><text:soft-page-break/></text:p>
      <text:p text:style-name="P11">Delete a local branch</text:p>
      <text:p text:style-name="P10">git branch -d the_local_branch</text:p>
      <text:p text:style-name="P11">Delete a remote branch (if you know what you are doing!)</text:p>
      <text:p text:style-name="P10">git push origin --delete the_remote_branch</text:p>
      <text:p text:style-name="P5"/>
      <text:p text:style-name="P5">Remove directory from git and local</text:p>
      <text:p text:style-name="P3">You could checkout 'master' with both directories;</text:p>
      <text:p text:style-name="P3">git rm -r one-of-the-directories</text:p>
      <text:p text:style-name="P3">git commit -m "Remove duplicated directory"</text:p>
      <text:p text:style-name="P3">git push origin &lt;your-git-branch&gt; (typically 'master', but not always)</text:p>
      <text:p text:style-name="P3"/>
      <text:p text:style-name="P5">Remove directory from git but NOT local</text:p>
      <text:p text:style-name="P3">git rm -r --cached myFolder</text:p>
      <text:p text:style-name="P3"/>
      <text:p text:style-name="P4">Fetch all remote branches:</text:p>
      <text:p text:style-name="P10">Git fetch --all</text:p>
      <text:p text:style-name="P10">git branch -v -a</text:p>
      <text:p text:style-name="P11">Switch to any fetched branch and create local:</text:p>
      <text:p text:style-name="P10">git checkout -b test origin/test</text:p>
      <text:p text:style-name="P5"/>
      <text:p text:style-name="P5">Unlinking local repository from remote:</text:p>
      <text:p text:style-name="P3">Delete the config settings from .git/config with:</text:p>
      <text:p text:style-name="P3">git remote rm origin</text:p>
      <text:p text:style-name="P3">Then to get rid of th FETCH_HEAD which still points to github, do:</text:p>
      <text:p text:style-name="P3">rm .git/FETCH_HEAD</text:p>
      <text:p text:style-name="P3"/>
      <text:p text:style-name="P5">remove from the index with:</text:p>
      <text:p text:style-name="P2">git rm --cached jjdz5-materialy</text:p>
      <text:p text:style-name="P2"/>
      <text:p text:style-name="P1">wyswietl partycje:</text:p>
      <text:p text:style-name="P3">sudo lsblk -o NAME,FSTYPE,SIZE,MOUNTPOINT,</text:p>
      <text:p text:style-name="P3"/>
      <text:p text:style-name="P5">Switch to root user</text:p>
      <text:p text:style-name="P3">sudo su</text:p>
      <text:p text:style-name="P3"/>
      <text:p text:style-name="Text_20_body"><text:span text:style-name="Default_20_Paragraph_20_Font"><text:span text:style-name="T2">Resetowanie lokalnego master brancha to aktualnego remote master brancha</text:span></text:span></text:p>
      <text:p text:style-name="P3">git checkout master</text:p>
      <text:p text:style-name="P3">git fetch origin</text:p>
      <text:p text:style-name="P2">git reset --hard origin/master</text:p>
      <text:p text:style-name="P2"/>
      <text:p text:style-name="P1">Po przeniesieniu calego folderu z projektami na nowy komputer, w kazdym projekcie/module zrobic:</text:p>
      <text:p text:style-name="P2">git reset –hard HEAD</text:p>
      <text:p text:style-name="P2"/>
      <text:p text:style-name="P1">Zawansonana konfiguracja</text:p>
      <text:p text:style-name="P2">dConf z Ubuntu Software</text:p>
      <text:p text:style-name="P3">idle-brightness</text:p>
      <text:p text:style-name="P3">disable-hover-click</text:p>
      <text:p text:style-name="P3"/>
      <text:p text:style-name="Text_20_body"><text:span text:style-name="Default_20_Paragraph_20_Font"><text:span text:style-name="T5">Znajdz i edytuj git config</text:span></text:span></text:p>
      <text:p text:style-name="P12">git config --global -e</text:p>
      <text:p text:style-name="P3"/>
      <text:p text:style-name="P3"/>
      <text:p text:style-name="P5">Konfiguracja GRUB Bootloader</text:p>
      <text:p text:style-name="P3">sudo add-apt-repository ppa:danielrichter2007/grub-customizer</text:p>
      <text:p text:style-name="P3">sudo apt-get update</text:p>
      <text:p text:style-name="P3">sudo apt-get install grub-customizer</text:p>
      <text:p text:style-name="P3"/>
      <text:p text:style-name="Text_20_body"><text:soft-page-break/><text:span text:style-name="Default_20_Paragraph_20_Font"><text:span text:style-name="T2">Na wypadek gdy IDEA nie chce sie updateowac w zwiazku z brakiem uprawnien, </text:span></text:span><text:span text:style-name="Default_20_Paragraph_20_Font"><text:span text:style-name="T7">s</text:span></text:span><text:span text:style-name="Default_20_Paragraph_20_Font"><text:span text:style-name="T8">et the user and group of your idea folder to yourself. </text:span></text:span><text:span text:style-name="Default_20_Paragraph_20_Font"><text:span text:style-name="T9">(or a group that you share with other users, if you need):</text:span></text:span></text:p>
      <text:p text:style-name="P3">sudo chown -R $(whoami) /opt/idea-IU-181.5281.24/</text:p>
      <text:p text:style-name="P3"/>
      <text:p text:style-name="P5">How to run Docker commands without sudo</text:p>
      <text:p text:style-name="P6">sudo usermod -aG docker &lt;&lt;&lt;NAZWA USERA&gt;&gt;&gt;</text:p>
      <text:p text:style-name="P6"/>
      <text:p text:style-name="P6"/>
      <text:p text:style-name="P6"/>
      <text:p text:style-name="P5">Resetting IDEA IntelliJ Evaluation period</text:p>
      <text:p text:style-name="P3">echo "removeing evaluation key"</text:p>
      <text:p text:style-name="P3">rm ~/.IntelliJIdea2018.2/config/eval/idea182.evaluation.key</text:p>
      <text:p text:style-name="P3"/>
      <text:p text:style-name="P3">echo "resetting evalsprt in options.xml"</text:p>
      <text:p text:style-name="P3">sed -i '/evlsprt/d' ~/.IntelliJIdea2018.2/config/options/options.xml</text:p>
      <text:p text:style-name="P3"/>
      <text:p text:style-name="P3">echo "resetting evalsprt in prefs.xml"</text:p>
      <text:p text:style-name="P3">sed -i '/evlsprt/d' ~/.java/.userPrefs/prefs.xml</text:p>
      <text:p text:style-name="P3"/>
      <text:p text:style-name="P3">remove all folders from:</text:p>
      <text:p text:style-name="Text_20_body"><text:span text:style-name="Default_20_Paragraph_20_Font"><text:span text:style-name="T3">/home/adam/.java/.userPrefs/jetbrains/idea/</text:span></text:span></text:p>
      <text:p text:style-name="Text_20_body"><text:span text:style-name="Default_20_Paragraph_20_Font"><text:span text:style-name="T3"/></text:span></text:p>
      <text:p text:style-name="Text_20_body"><text:span text:style-name="Default_20_Paragraph_20_Font"><text:span text:style-name="T3"/></text:span></text:p>
      <text:p text:style-name="Text_20_body"><text:span text:style-name="Default_20_Paragraph_20_Font"><text:span text:style-name="T5">Jesli jest konfikt przy Pull Requescie </text:span></text:span><text:span text:style-name="Default_20_Paragraph_20_Font"><text:span text:style-name="T6">i</text:span></text:span><text:span text:style-name="Default_20_Paragraph_20_Font"><text:span text:style-name="T5"> nie mozna zmergowac automatycznie. Trzeba zrobic update do najnowszego developa.</text:span></text:span></text:p>
      <text:p text:style-name="Text_20_body"><text:span text:style-name="Default_20_Paragraph_20_Font"><text:span text:style-name="T3">git checkout develop</text:span></text:span></text:p>
      <text:p text:style-name="Text_20_body"><text:span text:style-name="Default_20_Paragraph_20_Font"><text:span text:style-name="T3">git pull</text:span></text:span></text:p>
      <text:p text:style-name="Text_20_body"><text:span text:style-name="Default_20_Paragraph_20_Font"><text:span text:style-name="T3">git checkout &lt;branch&gt;</text:span></text:span></text:p>
      <text:p text:style-name="Text_20_body"><text:span text:style-name="Default_20_Paragraph_20_Font"><text:span text:style-name="T3">git merge develop</text:span></text:span></text:p>
      <text:p text:style-name="Text_20_body"><text:span text:style-name="Default_20_Paragraph_20_Font"><text:span text:style-name="T3">[ ... resolve any conflicts ... ]</text:span></text:span></text:p>
      <text:p text:style-name="Text_20_body"><text:span text:style-name="Default_20_Paragraph_20_Font"><text:span text:style-name="T3">git add [files that were conflicted]</text:span></text:span></text:p>
      <text:p text:style-name="Text_20_body"><text:span text:style-name="Default_20_Paragraph_20_Font"><text:span text:style-name="T3">git commit</text:span></text:span></text:p>
      <text:p text:style-name="Text_20_body"><text:span text:style-name="Default_20_Paragraph_20_Font"><text:span text:style-name="T3">git pus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20T22:39:00Z</meta:creation-date>
    <dc:date>2018-08-31T22:12:47.996736138</dc:date>
    <meta:editing-cycles>65</meta:editing-cycles>
    <meta:editing-duration>PT36S</meta:editing-duration>
    <meta:document-statistic meta:table-count="0" meta:image-count="0" meta:object-count="0" meta:page-count="3" meta:paragraph-count="112" meta:word-count="555" meta:character-count="3849" meta:non-whitespace-character-count="3423"/>
    <meta:template xlink:type="simple" xlink:actuate="onRequest" xlink:title="" xlink:href="Normal.dotm"/>
  </office:meta>
</office:document-meta>
</file>